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c5000b" draw:marker-start-width="0.35cm" draw:marker-end-width="0.35cm" draw:fill="solid" draw:fill-color="#c5000b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4586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4586" draw:marker-start-width="0.35cm" draw:marker-end-width="0.35cm" draw:fill="solid" draw:fill-color="#004586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4586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c5000b" draw:marker-start-width="0.35cm" draw:marker-end-width="0.35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c5000b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314004" draw:marker-start-width="0.35cm" draw:marker-end-width="0.35cm" draw:fill="solid" draw:fill-color="#314004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314004" draw:marker-start-width="0.35cm" draw:marker-end-width="0.35cm" draw:fill="solid" draw:fill-color="#314004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420e" draw:marker-start-width="0.35cm" draw:marker-end-width="0.35cm" draw:fill="solid" draw:fill-color="#ff420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420e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4b1f6f" draw:marker-start-width="0.35cm" draw:marker-end-width="0.35cm" draw:fill="solid" draw:fill-color="#4b1f6f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4b1f6f" draw:marker-start-width="0.35cm" draw:marker-end-width="0.35cm" draw:fill="solid" draw:fill-color="#4b1f6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4b1f6f" draw:marker-start-width="0.35cm" draw:marker-end-width="0.35cm" draw:fill="solid" draw:fill-color="#9999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3.795cm" svg:y1="6.295cm" svg:x2="17.795cm" svg:y2="6.295cm">
            <text:p/>
          </draw:line>
          <draw:line draw:style-name="gr2" draw:text-style-name="P1" draw:layer="layout" svg:x1="3.795cm" svg:y1="8.295cm" svg:x2="17.795cm" svg:y2="8.295cm">
            <text:p/>
          </draw:line>
          <draw:custom-shape draw:style-name="gr3" draw:text-style-name="P1" draw:layer="layout" svg:width="1.5cm" svg:height="1cm" svg:x="7.795cm" svg:y="7.7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cm" svg:height="1cm" svg:x="13.795cm" svg:y="7.7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1cm" svg:x="8.795cm" svg:y="5.7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5cm" svg:height="1cm" svg:x="12.795cm" svg:y="5.7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cm" svg:height="1cm" svg:x="6.295cm" svg:y="7.7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5cm" svg:height="1cm" svg:x="8.295cm" svg:y="5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cm" svg:height="1cm" svg:x="12.295cm" svg:y="7.7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1cm" svg:x="11.795cm" svg:y="5.795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3.795cm" svg:y1="13.295cm" svg:x2="17.795cm" svg:y2="13.295cm">
            <text:p/>
          </draw:line>
          <draw:custom-shape draw:style-name="gr8" draw:text-style-name="P1" draw:layer="layout" svg:width="1cm" svg:height="1cm" svg:x="7.795cm" svg:y="12.795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3.795cm" svg:y1="15.295cm" svg:x2="17.795cm" svg:y2="15.295cm">
            <text:p/>
          </draw:line>
          <draw:custom-shape draw:style-name="gr10" draw:text-style-name="P1" draw:layer="layout" svg:width="1cm" svg:height="1cm" svg:x="7.295cm" svg:y="14.7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cm" svg:height="1cm" svg:x="14.795cm" svg:y="14.7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cm" svg:height="1cm" svg:x="5.795cm" svg:y="14.7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cm" svg:height="1cm" svg:x="13.295cm" svg:y="14.7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cm" svg:height="1cm" svg:x="10.295cm" svg:y="14.79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3.795cm" svg:y1="10.795cm" svg:x2="17.795cm" svg:y2="10.795cm">
            <text:p/>
          </draw:line>
          <draw:custom-shape draw:style-name="gr13" draw:text-style-name="P1" draw:layer="layout" svg:width="1cm" svg:height="1cm" svg:x="5.295cm" svg:y="10.2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cm" svg:height="1cm" svg:x="16.295cm" svg:y="10.2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cm" svg:height="1cm" svg:x="4.295cm" svg:y="10.2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cm" svg:height="1cm" svg:x="15.295cm" svg:y="10.2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cm" svg:height="1cm" svg:x="10.295cm" svg:y="10.2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1cm" svg:x="10.295cm" svg:y="5.795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" draw:layer="layout" svg:width="19.59cm" svg:height="19.59cm" svg:x="1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3-06-23T15:40:48</meta:creation-date>
    <dc:date>2013-06-28T14:54:20</dc:date>
    <dc:creator>Reece Hart</dc:creator>
    <meta:editing-duration>PT1M46S</meta:editing-duration>
    <meta:editing-cycles>5</meta:editing-cycles>
    <meta:generator>LibreOffice/4.0.2.2$Linux_X86_64 LibreOffice_project/400m0$Build-2</meta:generator>
    <meta:document-statistic meta:object-count="47"/>
  </office:meta>
</office:document-meta>
</file>